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egatingContentHandler.setDelegateLexicalHandler( Lexical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ContentHandler.endElement( String uri , String localName , String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ContentHandler.startEnti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legatingContentHandler.setDocumentLocator( 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ContentHandler.startDTD( String name , String publicId , String system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legatingContentHandler.setDelegateContentHandler( Content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ContentHandler.endDT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legatingContentHandler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ContentHandler.setDelegateErrorHandler( Error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ContentHandler.resolveEntity( String publicId , String system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legatingContentHandler.unparsedEntityDecl( String name , String publicId , String systemId , String notatio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legatingContentHandler.setDelegateEntityResolver( Entity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ContentHandler.getDelegateConten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ContentHandler.endEnti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legatingContentHandler.characters( char [ ] ch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ContentHandler.fatalError( SAXParseException excep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legatingContentHandler.setDelegateDTDHandler( DTD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ContentHandler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ContentHandler.endPrefixMapping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ContentHandler.comment( char [ ] ch , int star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legatingContentHandler.endC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legatingContentHandler.skippe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ContentHandler.startC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legatingContentHandler.processingInstruction( String target ,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ContentHandler.startElement( String uri , String localName , String qName , Attributes at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ContentHandler.ignorableWhitespace( char [ ] ch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ContentHandler.warning( SAXParseException excep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legatingContentHandler.error( SAXParseException excep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legatingContentHandler.DelegatingConten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legatingContentHandler.notationDecl( String name , String publicId , String system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legatingContentHandler.startPrefixMapping(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